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al_x</text:p>
          </table:table-cell>
          <table:table-cell office:value-type="string" calcext:value-type="string">
            <text:p>val_y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x_line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formula="of:=[.D2]/[.A2]" office:value-type="float" office:value="0" calcext:value-type="float">
            <text:p>0</text:p>
          </table:table-cell>
          <table:table-cell table:formula="of:=10*MOD([.D2];[.A2])/[.A2]" office:value-type="float" office:value="0" calcext:value-type="float">
            <text:p>0</text:p>
          </table:table-cell>
          <table:table-cell table:formula="of:=[.E2]/[.B2]" office:value-type="float" office:value="0.0112666666666667" calcext:value-type="float">
            <text:p>0.0112666666666667</text:p>
          </table:table-cell>
          <table:table-cell table:formula="of:=ROUND(10*MOD([.E2];[.B2])/[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874" calcext:value-type="float">
            <text:p>1.874</text:p>
          </table:table-cell>
          <table:table-cell table:formula="of:=([.D3]/[.A3])" office:value-type="float" office:value="0.2" calcext:value-type="float">
            <text:p>0.2</text:p>
          </table:table-cell>
          <table:table-cell table:formula="of:=10*MOD([.D3];[.A3])/[.A3]" office:value-type="float" office:value="2" calcext:value-type="float">
            <text:p>2</text:p>
          </table:table-cell>
          <table:table-cell table:formula="of:=[.E3]/[.B3]" office:value-type="float" office:value="1.24933333333333" calcext:value-type="float">
            <text:p>1.24933333333333</text:p>
          </table:table-cell>
          <table:table-cell table:formula="of:=ROUND(10*MOD([.E3];[.B3])/[.B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7.1824" calcext:value-type="float">
            <text:p>7.1824</text:p>
          </table:table-cell>
          <table:table-cell table:formula="of:=[.D4]/[.A4]" office:value-type="float" office:value="1.6" calcext:value-type="float">
            <text:p>1.6</text:p>
          </table:table-cell>
          <table:table-cell table:formula="of:=10*MOD([.D4];[.A4])/[.A4]" office:value-type="float" office:value="6" calcext:value-type="float">
            <text:p>6</text:p>
          </table:table-cell>
          <table:table-cell table:formula="of:=[.E4]/[.B4]" office:value-type="float" office:value="4.78826666666667" calcext:value-type="float">
            <text:p>4.78826666666667</text:p>
          </table:table-cell>
          <table:table-cell table:formula="of:=ROUND(10*MOD([.E4];[.B4])/[.B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5.7609" calcext:value-type="float">
            <text:p>15.7609</text:p>
          </table:table-cell>
          <table:table-cell table:formula="of:=[.D5]/[.A5]" office:value-type="float" office:value="5.6" calcext:value-type="float">
            <text:p>5.6</text:p>
          </table:table-cell>
          <table:table-cell table:formula="of:=10*MOD([.D5];[.A5])/[.A5]" office:value-type="float" office:value="6" calcext:value-type="float">
            <text:p>6</text:p>
          </table:table-cell>
          <table:table-cell table:formula="of:=[.E5]/[.B5]" office:value-type="float" office:value="10.5072666666667" calcext:value-type="float">
            <text:p>10.5072666666667</text:p>
          </table:table-cell>
          <table:table-cell table:formula="of:=ROUND(10*MOD([.E5];[.B5])/[.B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7.2484" calcext:value-type="float">
            <text:p>27.2484</text:p>
          </table:table-cell>
          <table:table-cell table:formula="of:=[.D6]/[.A6]" office:value-type="float" office:value="8.8" calcext:value-type="float">
            <text:p>8.8</text:p>
          </table:table-cell>
          <table:table-cell table:formula="of:=10*MOD([.D6];[.A6])/[.A6]" office:value-type="float" office:value="8.00000000000001" calcext:value-type="float">
            <text:p>8.00000000000001</text:p>
          </table:table-cell>
          <table:table-cell table:formula="of:=[.E6]/[.B6]" office:value-type="float" office:value="18.1656" calcext:value-type="float">
            <text:p>18.1656</text:p>
          </table:table-cell>
          <table:table-cell table:formula="of:=ROUND(10*MOD([.E6];[.B6])/[.B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table:formula="of:=[.D7]/[.A7]" office:value-type="float" office:value="8.4" calcext:value-type="float">
            <text:p>8.4</text:p>
          </table:table-cell>
          <table:table-cell table:formula="of:=10*MOD([.D7];[.A7])/[.A7]" office:value-type="float" office:value="4" calcext:value-type="float">
            <text:p>4</text:p>
          </table:table-cell>
          <table:table-cell table:formula="of:=[.E7]/[.B7]" office:value-type="float" office:value="16" calcext:value-type="float">
            <text:p>16</text:p>
          </table:table-cell>
          <table:table-cell table:formula="of:=ROUND(10*MOD([.E7];[.B7])/[.B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8" calcext:value-type="float">
            <text:p>18</text:p>
          </table:table-cell>
          <table:table-cell table:formula="of:=[.D8]/[.A8]" office:value-type="float" office:value="6.4" calcext:value-type="float">
            <text:p>6.4</text:p>
          </table:table-cell>
          <table:table-cell table:formula="of:=10*MOD([.D8];[.A8])/[.A8]" office:value-type="float" office:value="4" calcext:value-type="float">
            <text:p>4</text:p>
          </table:table-cell>
          <table:table-cell table:formula="of:=[.E8]/[.B8]" office:value-type="float" office:value="12" calcext:value-type="float">
            <text:p>12</text:p>
          </table:table-cell>
          <table:table-cell table:formula="of:=ROUND(10*MOD([.E8];[.B8])/[.B8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.5/27" office:value-type="float" office:value="0.166666666666667" calcext:value-type="float">
            <text:p>0.166666666666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1:40:23.632782641</meta:creation-date>
    <dc:date>2023-09-12T17:52:27.146069056</dc:date>
    <meta:editing-duration>PT16H12M4S</meta:editing-duration>
    <meta:editing-cycles>1</meta:editing-cycles>
    <meta:document-statistic meta:table-count="1" meta:cell-count="63" meta:object-count="0"/>
    <meta:generator>LibreOffice/7.5.5.2$Linux_X86_64 LibreOffice_project/50$Build-2</meta:generator>
  </office:meta>
</office:document-meta>
</file>